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eriment Session Protokoll: Housemoney effects</text:h>
      <text:p text:style-name="Standard"/>
      <text:h text:style-name="Heading_20_2" text:outline-level="2">Pilot </text:h>
      <text:p text:style-name="Standard">27.10.08</text:p>
      <text:p text:style-name="Standard"/>
      <text:p text:style-name="Standard">Session at 10:00</text:p>
      <text:p text:style-name="Standard"/>
      <text:p text:style-name="Standard">Subject from place 14 sat at place 4, she came out and said that her computer is not working, so she took 14 but did not see her endowment.</text:p>
      <text:p text:style-name="Standard"/>
      <text:p text:style-name="Standard">Session at 11:00</text:p>
      <text:p text:style-name="Standard"/>
      <text:p text:style-name="Standard">Planned Treatment: Random-cash, however treatment did not show experimentor table, so we repeated the prvious treatment random-endow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GB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hard Riener</meta:initial-creator>
    <meta:creation-date>2008-10-27T14:27:10</meta:creation-date>
    <dc:date>2008-10-27T14:31:51</dc:date>
    <dc:creator>Gerhard Riener</dc:creator>
    <meta:editing-duration>PT00H04M42S</meta:editing-duration>
    <meta:editing-cycles>2</meta:editing-cycles>
    <meta:generator>OpenOffice.org/3.0$Unix OpenOffice.org_project/300m9$Build-9358</meta:generator>
    <meta:document-statistic meta:table-count="0" meta:image-count="0" meta:object-count="0" meta:page-count="1" meta:paragraph-count="7" meta:word-count="59" meta:character-count="369"/>
  </office:meta>
</office:document-meta>
</file>